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40b981">
      <style:table-properties style:width="6.693in" table:align="margins"/>
    </style:style>
    <style:style style:family="table-column" style:name="a1361aa">
      <style:table-column-properties style:column-width="1.3386in" style:rel-column-width="13107*"/>
    </style:style>
    <style:style style:family="table-cell" style:name="a3a2042">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f144bf">
      <style:table-cell-properties fo:border="0.1pt solid #000000" fo:border-bottom="0.0007in solid #000000" fo:border-left="0.0007in solid #000000" fo:border-right="none" fo:border-top="none" fo:padding="0.0382in"/>
    </style:style>
    <style:style style:family="table-cell" style:name="a893030">
      <style:table-cell-properties fo:border="0.0007in solid #000000" fo:padding="0.0382in"/>
    </style:style>
    <style:style style:family="table-cell" style:name="a19cd2a">
      <style:table-cell-properties fo:border="0.0007in solid #000000" fo:border-bottom="0.0007in solid #000000" fo:border-top="none" fo:padding="0.0382in"/>
    </style:style>
    <style:style style:family="table-cell" style:name="a780e4e">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1b1089">
      <style:table-cell-properties fo:border="0.1pt solid #000000" fo:border-bottom="0.0007in solid #000000" fo:border-left="0.0007in solid #000000" fo:border-right="none" fo:border-top="none" fo:padding="0.0382in"/>
    </style:style>
    <style:style style:family="table-cell" style:name="a596f7b">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97d65f">
      <style:table-cell-properties fo:border="0.1pt solid #000000" fo:border-bottom="0.0007in solid #000000" fo:border-left="0.0007in solid #000000" fo:border-right="none" fo:border-top="none" fo:padding="0.0382in"/>
    </style:style>
    <style:style style:family="table-cell" style:name="a94cb3b">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5dc416">
      <style:table-cell-properties fo:border="0.1pt solid #000000" fo:border-bottom="0.0007in solid #000000" fo:border-left="0.0007in solid #000000" fo:border-right="none" fo:border-top="none" fo:padding="0.0382in"/>
    </style:style>
    <style:style style:family="table-cell" style:name="aebebc8">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bf9e20">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587faf">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efa61e">
      <style:table-cell-properties fo:border="0.1pt solid #000000"/>
      <style:text-properties fo:color="#000000" fo:font-size="8.0pt" fo:font-weight="bold" style:font-name="Arial"/>
    </style:style>
    <style:style style:family="table-cell" style:name="a6fd17d">
      <style:table-cell-properties fo:border="0.1pt solid #000000" fo:border-bottom="0.0007in solid #000000" fo:border-left="0.0007in solid #000000" fo:border-right="none" fo:border-top="none" fo:padding="0.0382in"/>
    </style:style>
    <style:style style:family="table-cell" style:name="af43838">
      <style:table-cell-properties fo:border="0.1pt solid #000000" fo:border-bottom="0.0007in solid #000000" fo:border-left="0.0007in solid #000000" fo:border-right="none" fo:border-top="none" fo:padding="0.0382in"/>
    </style:style>
    <style:style style:family="table-cell" style:name="a5a0e43">
      <style:table-cell-properties fo:border="0.1pt solid #000000" fo:border-bottom="0.0007in solid #000000" fo:border-left="0.0007in solid #000000" fo:border-right="none" fo:border-top="none" fo:padding="0.0382in"/>
    </style:style>
    <style:style style:family="table-cell" style:name="a4e47fb">
      <style:table-cell-properties fo:border="0.1pt solid #000000"/>
    </style:style>
    <style:style style:family="table-cell" style:name="ad1cbe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87f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c0c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cc9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90d4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38f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6ff3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6d38c">
      <style:table-cell-properties fo:border="0.1pt solid #000000"/>
      <style:text-properties fo:color="#000000" fo:font-size="8.0pt" style:font-name="Arial"/>
    </style:style>
    <style:style style:family="table-cell" style:name="ad9a9c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8e9e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107b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0d1c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97a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ff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77b3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c22ae">
      <style:table-cell-properties fo:border="0.1pt solid #000000"/>
      <style:text-properties fo:color="#000000" fo:font-size="8.0pt" style:font-name="Arial"/>
    </style:style>
    <style:style style:family="table-cell" style:name="abde6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2d4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b0f8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c4b1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fef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823e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3926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8681d">
      <style:table-cell-properties fo:border="0.1pt solid #000000"/>
      <style:text-properties fo:color="#000000" fo:font-size="8.0pt" style:font-name="Arial"/>
    </style:style>
    <style:style style:family="table-cell" style:name="aa2ff2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eff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c5d4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63e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181d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d124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ef71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af78">
      <style:table-cell-properties fo:border="0.1pt solid #000000"/>
      <style:text-properties fo:color="#000000" fo:font-size="8.0pt" style:font-name="Arial"/>
    </style:style>
    <style:style style:family="table-cell" style:name="a74666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5eec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d95a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582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f69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bce2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371c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8e35a">
      <style:table-cell-properties fo:border="0.1pt solid #000000"/>
      <style:text-properties fo:color="#000000" fo:font-size="8.0pt" style:font-name="Arial"/>
    </style:style>
    <style:style style:family="table-cell" style:name="a689fe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eba8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d1eb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8fbd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4284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e1c5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586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775d">
      <style:table-cell-properties fo:border="0.1pt solid #000000"/>
      <style:text-properties fo:color="#000000" fo:font-size="8.0pt" style:font-name="Arial"/>
    </style:style>
    <style:style style:family="table-cell" style:name="a05a1a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f8ca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ef9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0f1b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33cd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0fe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0a2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9b638">
      <style:table-cell-properties fo:border="0.1pt solid #000000"/>
      <style:text-properties fo:color="#000000" fo:font-size="8.0pt" style:font-name="Arial"/>
    </style:style>
    <style:style style:family="table-cell" style:name="a3e781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719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61e8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950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6d7e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cfb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6ea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b3c4">
      <style:table-cell-properties fo:border="0.1pt solid #000000"/>
      <style:text-properties fo:color="#000000" fo:font-size="8.0pt" style:font-name="Arial"/>
    </style:style>
    <style:style style:family="table-cell" style:name="a832ef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8a2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061b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cf53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e472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2c46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7a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6e312">
      <style:table-cell-properties fo:border="0.1pt solid #000000"/>
      <style:text-properties fo:color="#000000" fo:font-size="8.0pt" style:font-name="Arial"/>
    </style:style>
    <style:style style:family="table-cell" style:name="adbfdb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edd3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d5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5f3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c240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4a00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ab4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5077">
      <style:table-cell-properties fo:border="0.1pt solid #000000"/>
      <style:text-properties fo:color="#000000" fo:font-size="8.0pt" style:font-name="Arial"/>
    </style:style>
    <style:style style:family="table-cell" style:name="a68b81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6bf8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cb5c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003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45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62c4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2c3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7fa3">
      <style:table-cell-properties fo:border="0.1pt solid #000000"/>
      <style:text-properties fo:color="#000000" fo:font-size="8.0pt" style:font-name="Arial"/>
    </style:style>
    <style:style style:family="table-cell" style:name="add82c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32d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2d4d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e10f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1787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f3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7ff7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feda8">
      <style:table-cell-properties fo:border="0.1pt solid #000000"/>
      <style:text-properties fo:color="#000000" fo:font-size="8.0pt" style:font-name="Arial"/>
    </style:style>
    <style:style style:family="table-cell" style:name="ad5cbe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8b2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8d5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3efe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ef76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e4ef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ff8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73710">
      <style:table-cell-properties fo:border="0.1pt solid #000000"/>
      <style:text-properties fo:color="#000000" fo:font-size="8.0pt" style:font-name="Arial"/>
    </style:style>
    <style:style style:family="table-cell" style:name="a16877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f37a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137a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5340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9aba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bb41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536a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e1e9">
      <style:table-cell-properties fo:border="0.1pt solid #000000"/>
      <style:text-properties fo:color="#000000" fo:font-size="8.0pt" style:font-name="Arial"/>
    </style:style>
    <style:style style:family="table-cell" style:name="a18b01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3e4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1239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a2d3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2e9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f5d4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48d0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cbdc">
      <style:table-cell-properties fo:border="0.1pt solid #000000"/>
      <style:text-properties fo:color="#000000" fo:font-size="8.0pt" style:font-name="Arial"/>
    </style:style>
    <style:style style:family="table-cell" style:name="a750b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d5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915b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c076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8908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95d2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d001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3c33">
      <style:table-cell-properties fo:border="0.1pt solid #000000"/>
      <style:text-properties fo:color="#000000" fo:font-size="8.0pt" style:font-name="Arial"/>
    </style:style>
    <style:style style:family="table-cell" style:name="a0a33a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04f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1491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90e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2e3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5131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745e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199f1">
      <style:table-cell-properties fo:border="0.1pt solid #000000"/>
      <style:text-properties fo:color="#000000" fo:font-size="8.0pt" style:font-name="Arial"/>
    </style:style>
    <style:style style:family="table-cell" style:name="af5e1b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e2a2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5f4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217a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f886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b046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374f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c5df">
      <style:table-cell-properties fo:border="0.1pt solid #000000"/>
      <style:text-properties fo:color="#000000" fo:font-size="8.0pt" style:font-name="Arial"/>
    </style:style>
    <style:style style:family="table-cell" style:name="aba805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a3b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558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20ab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d44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b195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eaf8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e189d">
      <style:table-cell-properties fo:border="0.1pt solid #000000"/>
      <style:text-properties fo:color="#000000" fo:font-size="8.0pt" style:font-name="Arial"/>
    </style:style>
    <style:style style:family="table-cell" style:name="a29ff8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479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73b1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0952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b154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3e3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d3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c04af">
      <style:table-cell-properties fo:border="0.1pt solid #000000"/>
      <style:text-properties fo:color="#000000" fo:font-size="8.0pt" style:font-name="Arial"/>
    </style:style>
    <style:style style:family="table-cell" style:name="aeeed1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715a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919f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0fc5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cbc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e685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12d1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f5c91">
      <style:table-cell-properties fo:border="0.1pt solid #000000"/>
      <style:text-properties fo:color="#000000" fo:font-size="8.0pt" style:font-name="Arial"/>
    </style:style>
    <style:style style:family="table-cell" style:name="accd15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ce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9a0f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e165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16b9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ff2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9300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a3cc6">
      <style:table-cell-properties fo:border="0.1pt solid #000000"/>
      <style:text-properties fo:color="#000000" fo:font-size="8.0pt" style:font-name="Arial"/>
    </style:style>
    <style:style style:family="table-cell" style:name="af0cf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e70a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ad2a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4659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74d3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a94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317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199e4">
      <style:table-cell-properties fo:border="0.1pt solid #000000"/>
      <style:text-properties fo:color="#000000" fo:font-size="8.0pt" style:font-name="Arial"/>
    </style:style>
    <style:style style:family="table-cell" style:name="aeb8b4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093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1a31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596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204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b7db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f287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872aa">
      <style:table-cell-properties fo:border="0.1pt solid #000000"/>
      <style:text-properties fo:color="#000000" fo:font-size="8.0pt" style:font-name="Arial"/>
    </style:style>
    <style:style style:family="table-cell" style:name="a2d4f3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5ad2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2192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eb18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0ac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e98a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b715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ba60e">
      <style:table-cell-properties fo:border="0.1pt solid #000000"/>
      <style:text-properties fo:color="#000000" fo:font-size="8.0pt" style:font-name="Arial"/>
    </style:style>
    <style:style style:family="table-cell" style:name="a1d7b8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53a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6f4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9068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62ed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614b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f950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f6d49">
      <style:table-cell-properties fo:border="0.1pt solid #000000"/>
      <style:text-properties fo:color="#000000" fo:font-size="8.0pt" style:font-name="Arial"/>
    </style:style>
    <style:style style:family="table-cell" style:name="a26356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c84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dd63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75d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ac60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667f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1151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f79ec">
      <style:table-cell-properties fo:border="0.1pt solid #000000"/>
      <style:text-properties fo:color="#000000" fo:font-size="8.0pt" style:font-name="Arial"/>
    </style:style>
    <style:style style:family="table-cell" style:name="a4d5c2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be1d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0eff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71a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a34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625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83ad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b7f0">
      <style:table-cell-properties fo:border="0.1pt solid #000000"/>
      <style:text-properties fo:color="#000000" fo:font-size="8.0pt" style:font-name="Arial"/>
    </style:style>
    <style:style style:family="table-cell" style:name="a33c14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3e5c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733f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bb54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8d1f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320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eeb0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3b3c1">
      <style:table-cell-properties fo:border="0.1pt solid #000000"/>
      <style:text-properties fo:color="#000000" fo:font-size="8.0pt" style:font-name="Arial"/>
    </style:style>
    <style:style style:family="table-cell" style:name="a93a57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abc4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40b6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95cd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a14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af7c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b7d9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ea454">
      <style:table-cell-properties fo:border="0.1pt solid #000000"/>
      <style:text-properties fo:color="#000000" fo:font-size="8.0pt" style:font-name="Arial"/>
    </style:style>
    <style:style style:family="table-cell" style:name="a9778c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3721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8fc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21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d250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802b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0990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61933">
      <style:table-cell-properties fo:border="0.1pt solid #000000"/>
      <style:text-properties fo:color="#000000" fo:font-size="8.0pt" style:font-name="Arial"/>
    </style:style>
    <style:style style:family="table-cell" style:name="aa1df9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fb7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48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eb9c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0c03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3a00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b120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f4c8d">
      <style:table-cell-properties fo:border="0.1pt solid #000000"/>
      <style:text-properties fo:color="#000000" fo:font-size="8.0pt" style:font-name="Arial"/>
    </style:style>
    <style:style style:family="table-cell" style:name="a5ffad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443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f6c3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05d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86b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eec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6cee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71949">
      <style:table-cell-properties fo:border="0.1pt solid #000000"/>
      <style:text-properties fo:color="#000000" fo:font-size="8.0pt" style:font-name="Arial"/>
    </style:style>
    <style:style style:family="table-cell" style:name="a3ef4c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21ce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0a6f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46c3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1054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2dd3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3af6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9515">
      <style:table-cell-properties fo:border="0.1pt solid #000000"/>
      <style:text-properties fo:color="#000000" fo:font-size="8.0pt" style:font-name="Arial"/>
    </style:style>
    <style:style style:family="table-cell" style:name="a9dd17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0bfc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6631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03d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618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8b8e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378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e4e73">
      <style:table-cell-properties fo:border="0.1pt solid #000000"/>
      <style:text-properties fo:color="#000000" fo:font-size="8.0pt" style:font-name="Arial"/>
    </style:style>
    <style:style style:family="table-cell" style:name="a54834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d32d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973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c0bb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0f15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bfc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9c1e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72ecc">
      <style:table-cell-properties fo:border="0.1pt solid #000000"/>
      <style:text-properties fo:color="#000000" fo:font-size="8.0pt" style:font-name="Arial"/>
    </style:style>
    <style:style style:family="table-cell" style:name="a6943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f7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c17a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c0c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794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69fd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6ede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80080">
      <style:table-cell-properties fo:border="0.1pt solid #000000"/>
      <style:text-properties fo:color="#000000" fo:font-size="8.0pt" style:font-name="Arial"/>
    </style:style>
    <style:style style:family="table-cell" style:name="a0d2f5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3df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46bd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6a5b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8d4e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8bc3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71c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298f7">
      <style:table-cell-properties fo:border="0.1pt solid #000000"/>
      <style:text-properties fo:color="#000000" fo:font-size="8.0pt" style:font-name="Arial"/>
    </style:style>
    <style:style style:family="table-cell" style:name="a3927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cd3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2283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cba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1c69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9c3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e295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ba6aa">
      <style:table-cell-properties fo:border="0.1pt solid #000000"/>
      <style:text-properties fo:color="#000000" fo:font-size="8.0pt" style:font-name="Arial"/>
    </style:style>
    <style:style style:family="table-cell" style:name="a83f53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4be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cb9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97fb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ad52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82b6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9aab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8233b">
      <style:table-cell-properties fo:border="0.1pt solid #000000"/>
      <style:text-properties fo:color="#000000" fo:font-size="8.0pt" style:font-name="Arial"/>
    </style:style>
    <style:style style:family="table-cell" style:name="a0ab3a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d17a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208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d751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0366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ccba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1f5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b6985">
      <style:table-cell-properties fo:border="0.1pt solid #000000"/>
      <style:text-properties fo:color="#000000" fo:font-size="8.0pt" style:font-name="Arial"/>
    </style:style>
    <style:style style:family="table-cell" style:name="a847b3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a82b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d236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bd8d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b7d9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68e3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3231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efa6">
      <style:table-cell-properties fo:border="0.1pt solid #000000"/>
      <style:text-properties fo:color="#000000" fo:font-size="8.0pt" style:font-name="Arial"/>
    </style:style>
    <style:style style:family="table-cell" style:name="ada52a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c0a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a6b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53da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30e4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bd0c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20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ca512">
      <style:table-cell-properties fo:border="0.1pt solid #000000"/>
      <style:text-properties fo:color="#000000" fo:font-size="8.0pt" style:font-name="Arial"/>
    </style:style>
    <style:style style:family="table-cell" style:name="adc63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5159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18b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ac4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b526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e3e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9b8b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4f4a6">
      <style:table-cell-properties fo:border="0.1pt solid #000000"/>
      <style:text-properties fo:color="#000000" fo:font-size="8.0pt"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40b981">
        <table:table-column table:number-columns-repeated="5" table:style-name="a1361aa"/>
        <table:table-column table:style-name="a1361aa"/>
        <table:table-column table:style-name="a1361aa"/>
        <table:table-column table:style-name="a1361aa"/>
        <table:table-row>
          <table:table-cell table:style-name="aebebc8">
            <text:p>Nr.</text:p>
          </table:table-cell>
          <table:table-cell table:style-name="abf9e20">
            <text:p>Type</text:p>
          </table:table-cell>
          <table:table-cell table:style-name="a587faf">
            <text:p>Navn</text:p>
          </table:table-cell>
          <table:table-cell table:style-name="a3a2042">
            <text:p>cpr</text:p>
          </table:table-cell>
          <table:table-cell table:style-name="a780e4e">
            <text:p>Læge</text:p>
          </table:table-cell>
          <table:table-cell table:style-name="a596f7b">
            <text:p>Tiltrædes af</text:p>
          </table:table-cell>
          <table:table-cell table:style-name="a94cb3b">
            <text:p>Erklæring afgivet</text:p>
          </table:table-cell>
          <table:table-cell table:style-name="aefa61e">
            <text:p>Psykolog</text:p>
          </table:table-cell>
        </table:table-row>
        <table:table-row>
          <table:table-cell table:style-name="a6fd17d"/>
          <table:table-cell table:style-name="af43838"/>
          <table:table-cell table:style-name="a5a0e43"/>
          <table:table-cell table:style-name="af144bf"/>
          <table:table-cell table:style-name="a1b1089"/>
          <table:table-cell table:style-name="a97d65f"/>
          <table:table-cell table:style-name="a5dc416"/>
          <table:table-cell table:style-name="a4e47fb"/>
        </table:table-row>
        <table:table-row>
          <table:table-cell table:style-name="ad1cbea">
            <text:p>26</text:p>
          </table:table-cell>
          <table:table-cell table:style-name="a987f6b">
            <text:p>PS</text:p>
          </table:table-cell>
          <table:table-cell table:style-name="a4c0cb5">
            <text:p>Hans Hermansen</text:p>
          </table:table-cell>
          <table:table-cell table:style-name="a3cc932">
            <text:p>0906654623</text:p>
          </table:table-cell>
          <table:table-cell table:style-name="ad90d49">
            <text:p>Harees, Farahna - lægekonsulent, speciallæge i psykiatri</text:p>
          </table:table-cell>
          <table:table-cell table:style-name="af738ff">
            <text:p/>
          </table:table-cell>
          <table:table-cell table:style-name="ac6ff34">
            <text:p/>
          </table:table-cell>
          <table:table-cell table:style-name="ab6d38c">
            <text:p/>
          </table:table-cell>
        </table:table-row>
        <table:table-row>
          <table:table-cell table:style-name="ad9a9c9">
            <text:p>27</text:p>
          </table:table-cell>
          <table:table-cell table:style-name="aa8e9e2">
            <text:p>PS</text:p>
          </table:table-cell>
          <table:table-cell table:style-name="a9107b0">
            <text:p>Kurt Eskildsen</text:p>
          </table:table-cell>
          <table:table-cell table:style-name="ae0d1c2">
            <text:p>1610823119</text:p>
          </table:table-cell>
          <table:table-cell table:style-name="a8d97a9">
            <text:p>Harees, Farahna - lægekonsulent, speciallæge i psykiatri</text:p>
          </table:table-cell>
          <table:table-cell table:style-name="a45ff5b">
            <text:p/>
          </table:table-cell>
          <table:table-cell table:style-name="a777b3c">
            <text:p/>
          </table:table-cell>
          <table:table-cell table:style-name="acc22ae">
            <text:p/>
          </table:table-cell>
        </table:table-row>
        <table:table-row>
          <table:table-cell table:style-name="abde668">
            <text:p>25</text:p>
          </table:table-cell>
          <table:table-cell table:style-name="aa62d46">
            <text:p>PS</text:p>
          </table:table-cell>
          <table:table-cell table:style-name="a2b0f88">
            <text:p>Mona Hermansen</text:p>
          </table:table-cell>
          <table:table-cell table:style-name="a3c4b1d">
            <text:p>1201482808</text:p>
          </table:table-cell>
          <table:table-cell table:style-name="a45fefe">
            <text:p>Harees, Farahna - lægekonsulent, speciallæge i psykiatri</text:p>
          </table:table-cell>
          <table:table-cell table:style-name="a6823e9">
            <text:p/>
          </table:table-cell>
          <table:table-cell table:style-name="a339260">
            <text:p/>
          </table:table-cell>
          <table:table-cell table:style-name="a78681d">
            <text:p/>
          </table:table-cell>
        </table:table-row>
        <table:table-row>
          <table:table-cell table:style-name="aa2ff2b">
            <text:p>64</text:p>
          </table:table-cell>
          <table:table-cell table:style-name="afeff51">
            <text:p>PS</text:p>
          </table:table-cell>
          <table:table-cell table:style-name="afc5d45">
            <text:p>Clara Østergaard</text:p>
          </table:table-cell>
          <table:table-cell table:style-name="a9a63ef">
            <text:p>2108733390</text:p>
          </table:table-cell>
          <table:table-cell table:style-name="ab181d2">
            <text:p/>
          </table:table-cell>
          <table:table-cell table:style-name="a0d1247">
            <text:p/>
          </table:table-cell>
          <table:table-cell table:style-name="a2ef713">
            <text:p/>
          </table:table-cell>
          <table:table-cell table:style-name="abbaf78">
            <text:p/>
          </table:table-cell>
        </table:table-row>
        <table:table-row>
          <table:table-cell table:style-name="a746667">
            <text:p>20</text:p>
          </table:table-cell>
          <table:table-cell table:style-name="a65eeca">
            <text:p>PS</text:p>
          </table:table-cell>
          <table:table-cell table:style-name="a0d95aa">
            <text:p>Niels Vestergaard</text:p>
          </table:table-cell>
          <table:table-cell table:style-name="ad58251">
            <text:p>2705496395</text:p>
          </table:table-cell>
          <table:table-cell table:style-name="abf6968">
            <text:p/>
          </table:table-cell>
          <table:table-cell table:style-name="aabce25">
            <text:p/>
          </table:table-cell>
          <table:table-cell table:style-name="a4371c2">
            <text:p/>
          </table:table-cell>
          <table:table-cell table:style-name="a28e35a">
            <text:p/>
          </table:table-cell>
        </table:table-row>
        <table:table-row>
          <table:table-cell table:style-name="a689fef">
            <text:p>23</text:p>
          </table:table-cell>
          <table:table-cell table:style-name="a1eba8f">
            <text:p>PS</text:p>
          </table:table-cell>
          <table:table-cell table:style-name="aad1eb6">
            <text:p>Kurt Hansen</text:p>
          </table:table-cell>
          <table:table-cell table:style-name="a88fbdf">
            <text:p>1509484805</text:p>
          </table:table-cell>
          <table:table-cell table:style-name="a34284a">
            <text:p>Harees, Farahna - lægekonsulent, speciallæge i psykiatri</text:p>
          </table:table-cell>
          <table:table-cell table:style-name="ade1c57">
            <text:p/>
          </table:table-cell>
          <table:table-cell table:style-name="aef5869">
            <text:p/>
          </table:table-cell>
          <table:table-cell table:style-name="af0775d">
            <text:p/>
          </table:table-cell>
        </table:table-row>
        <table:table-row>
          <table:table-cell table:style-name="a05a1aa">
            <text:p>70</text:p>
          </table:table-cell>
          <table:table-cell table:style-name="a8f8cab">
            <text:p>PS</text:p>
          </table:table-cell>
          <table:table-cell table:style-name="a4ef942">
            <text:p>Kirstine Hansen</text:p>
          </table:table-cell>
          <table:table-cell table:style-name="a60f1be">
            <text:p>2008603368</text:p>
          </table:table-cell>
          <table:table-cell table:style-name="a033cdc">
            <text:p>Harees, Farahna - lægekonsulent, speciallæge i psykiatri</text:p>
          </table:table-cell>
          <table:table-cell table:style-name="a180fe2">
            <text:p/>
          </table:table-cell>
          <table:table-cell table:style-name="a210a22">
            <text:p/>
          </table:table-cell>
          <table:table-cell table:style-name="a29b638">
            <text:p/>
          </table:table-cell>
        </table:table-row>
        <table:table-row>
          <table:table-cell table:style-name="a3e781a">
            <text:p>8</text:p>
          </table:table-cell>
          <table:table-cell table:style-name="ad71961">
            <text:p>PS</text:p>
          </table:table-cell>
          <table:table-cell table:style-name="a561e89">
            <text:p>Jens Frost</text:p>
          </table:table-cell>
          <table:table-cell table:style-name="a5950b3">
            <text:p>2102591045</text:p>
          </table:table-cell>
          <table:table-cell table:style-name="a26d7e7">
            <text:p/>
          </table:table-cell>
          <table:table-cell table:style-name="a9cfb0c">
            <text:p/>
          </table:table-cell>
          <table:table-cell table:style-name="a186eae">
            <text:p/>
          </table:table-cell>
          <table:table-cell table:style-name="a4bb3c4">
            <text:p/>
          </table:table-cell>
        </table:table-row>
        <table:table-row>
          <table:table-cell table:style-name="a832ef7">
            <text:p>61</text:p>
          </table:table-cell>
          <table:table-cell table:style-name="a68a242">
            <text:p>PS</text:p>
          </table:table-cell>
          <table:table-cell table:style-name="a3061bb">
            <text:p>Mona Eskildsen</text:p>
          </table:table-cell>
          <table:table-cell table:style-name="afcf531">
            <text:p>1603810116</text:p>
          </table:table-cell>
          <table:table-cell table:style-name="aee472f">
            <text:p/>
          </table:table-cell>
          <table:table-cell table:style-name="ad2c46f">
            <text:p/>
          </table:table-cell>
          <table:table-cell table:style-name="ae77a0c">
            <text:p/>
          </table:table-cell>
          <table:table-cell table:style-name="a06e312">
            <text:p/>
          </table:table-cell>
        </table:table-row>
        <table:table-row>
          <table:table-cell table:style-name="adbfdb4">
            <text:p>29</text:p>
          </table:table-cell>
          <table:table-cell table:style-name="aeedd33">
            <text:p>PS</text:p>
          </table:table-cell>
          <table:table-cell table:style-name="a6dd58c">
            <text:p>Kirstine Hedegård</text:p>
          </table:table-cell>
          <table:table-cell table:style-name="af5f36b">
            <text:p>0601717972</text:p>
          </table:table-cell>
          <table:table-cell table:style-name="afc2401">
            <text:p>Harees, Farahna - lægekonsulent, speciallæge i psykiatri</text:p>
          </table:table-cell>
          <table:table-cell table:style-name="a54a008">
            <text:p/>
          </table:table-cell>
          <table:table-cell table:style-name="a5ab40c">
            <text:p/>
          </table:table-cell>
          <table:table-cell table:style-name="af05077">
            <text:p/>
          </table:table-cell>
        </table:table-row>
        <table:table-row>
          <table:table-cell table:style-name="a68b81a">
            <text:p>24</text:p>
          </table:table-cell>
          <table:table-cell table:style-name="af6bf89">
            <text:p>PS</text:p>
          </table:table-cell>
          <table:table-cell table:style-name="abcb5c4">
            <text:p>Hans Eskildsen</text:p>
          </table:table-cell>
          <table:table-cell table:style-name="a800361">
            <text:p>0202839827</text:p>
          </table:table-cell>
          <table:table-cell table:style-name="a6d45c1">
            <text:p>Harees, Farahna - lægekonsulent, speciallæge i psykiatri</text:p>
          </table:table-cell>
          <table:table-cell table:style-name="a662c43">
            <text:p/>
          </table:table-cell>
          <table:table-cell table:style-name="a52c3d3">
            <text:p/>
          </table:table-cell>
          <table:table-cell table:style-name="aaf7fa3">
            <text:p/>
          </table:table-cell>
        </table:table-row>
        <table:table-row>
          <table:table-cell table:style-name="add82cb">
            <text:p>16</text:p>
          </table:table-cell>
          <table:table-cell table:style-name="a232d12">
            <text:p>PS</text:p>
          </table:table-cell>
          <table:table-cell table:style-name="af2d4d0">
            <text:p>Clara Hedegård</text:p>
          </table:table-cell>
          <table:table-cell table:style-name="a8e10f0">
            <text:p>2305469048</text:p>
          </table:table-cell>
          <table:table-cell table:style-name="ae17878">
            <text:p/>
          </table:table-cell>
          <table:table-cell table:style-name="aa7f312">
            <text:p/>
          </table:table-cell>
          <table:table-cell table:style-name="ad7ff76">
            <text:p/>
          </table:table-cell>
          <table:table-cell table:style-name="a9feda8">
            <text:p/>
          </table:table-cell>
        </table:table-row>
        <table:table-row>
          <table:table-cell table:style-name="ad5cbe0">
            <text:p>21</text:p>
          </table:table-cell>
          <table:table-cell table:style-name="aea8b22">
            <text:p>PS</text:p>
          </table:table-cell>
          <table:table-cell table:style-name="a8d8d52">
            <text:p>Ulla Hedegård</text:p>
          </table:table-cell>
          <table:table-cell table:style-name="ab3efe5">
            <text:p>1611625580</text:p>
          </table:table-cell>
          <table:table-cell table:style-name="a5ef76f">
            <text:p>Harees, Farahna - lægekonsulent, speciallæge i psykiatri</text:p>
          </table:table-cell>
          <table:table-cell table:style-name="a2e4ef6">
            <text:p/>
          </table:table-cell>
          <table:table-cell table:style-name="a70ff88">
            <text:p/>
          </table:table-cell>
          <table:table-cell table:style-name="a173710">
            <text:p/>
          </table:table-cell>
        </table:table-row>
        <table:table-row>
          <table:table-cell table:style-name="a168770">
            <text:p>1</text:p>
          </table:table-cell>
          <table:table-cell table:style-name="a1f37af">
            <text:p>PS</text:p>
          </table:table-cell>
          <table:table-cell table:style-name="a5137ad">
            <text:p>Ingrid Eskildsen</text:p>
          </table:table-cell>
          <table:table-cell table:style-name="a25340b">
            <text:p>1304521294</text:p>
          </table:table-cell>
          <table:table-cell table:style-name="a49abae">
            <text:p/>
          </table:table-cell>
          <table:table-cell table:style-name="a5bb415">
            <text:p/>
          </table:table-cell>
          <table:table-cell table:style-name="a8536a5">
            <text:p/>
          </table:table-cell>
          <table:table-cell table:style-name="ac0e1e9">
            <text:p/>
          </table:table-cell>
        </table:table-row>
        <table:table-row>
          <table:table-cell table:style-name="a18b01f">
            <text:p>19</text:p>
          </table:table-cell>
          <table:table-cell table:style-name="ac3e451">
            <text:p>PS</text:p>
          </table:table-cell>
          <table:table-cell table:style-name="af1239a">
            <text:p>Ulla Eskildsen</text:p>
          </table:table-cell>
          <table:table-cell table:style-name="a5a2d3a">
            <text:p>1809731792</text:p>
          </table:table-cell>
          <table:table-cell table:style-name="ae72e9c">
            <text:p/>
          </table:table-cell>
          <table:table-cell table:style-name="a1f5d45">
            <text:p/>
          </table:table-cell>
          <table:table-cell table:style-name="ad48d05">
            <text:p/>
          </table:table-cell>
          <table:table-cell table:style-name="ac0cbdc">
            <text:p/>
          </table:table-cell>
        </table:table-row>
        <table:table-row>
          <table:table-cell table:style-name="a750bb5">
            <text:p>6</text:p>
          </table:table-cell>
          <table:table-cell table:style-name="aecd561">
            <text:p>PS</text:p>
          </table:table-cell>
          <table:table-cell table:style-name="ae915b9">
            <text:p>Mathias Hansen</text:p>
          </table:table-cell>
          <table:table-cell table:style-name="a2c076a">
            <text:p>1208614333</text:p>
          </table:table-cell>
          <table:table-cell table:style-name="a289087">
            <text:p/>
          </table:table-cell>
          <table:table-cell table:style-name="a795d20">
            <text:p/>
          </table:table-cell>
          <table:table-cell table:style-name="a4d0010">
            <text:p/>
          </table:table-cell>
          <table:table-cell table:style-name="a8d3c33">
            <text:p/>
          </table:table-cell>
        </table:table-row>
        <table:table-row>
          <table:table-cell table:style-name="a0a33ab">
            <text:p>73</text:p>
          </table:table-cell>
          <table:table-cell table:style-name="aaf04fe">
            <text:p>PS</text:p>
          </table:table-cell>
          <table:table-cell table:style-name="af1491a">
            <text:p>Jens Hermansen</text:p>
          </table:table-cell>
          <table:table-cell table:style-name="a790ec0">
            <text:p>0311418023</text:p>
          </table:table-cell>
          <table:table-cell table:style-name="ab2e332">
            <text:p>Harees, Farahna - lægekonsulent, speciallæge i psykiatri</text:p>
          </table:table-cell>
          <table:table-cell table:style-name="a651311">
            <text:p/>
          </table:table-cell>
          <table:table-cell table:style-name="ac745e6">
            <text:p/>
          </table:table-cell>
          <table:table-cell table:style-name="ab199f1">
            <text:p/>
          </table:table-cell>
        </table:table-row>
        <table:table-row>
          <table:table-cell table:style-name="af5e1b6">
            <text:p>30</text:p>
          </table:table-cell>
          <table:table-cell table:style-name="a5e2a23">
            <text:p>PS</text:p>
          </table:table-cell>
          <table:table-cell table:style-name="ab5f4d3">
            <text:p>Jens Hedegård</text:p>
          </table:table-cell>
          <table:table-cell table:style-name="aa217a0">
            <text:p>1906503475</text:p>
          </table:table-cell>
          <table:table-cell table:style-name="a5f886e">
            <text:p>Harees, Farahna - lægekonsulent, speciallæge i psykiatri</text:p>
          </table:table-cell>
          <table:table-cell table:style-name="a8b0466">
            <text:p/>
          </table:table-cell>
          <table:table-cell table:style-name="a7374f7">
            <text:p/>
          </table:table-cell>
          <table:table-cell table:style-name="aeac5df">
            <text:p/>
          </table:table-cell>
        </table:table-row>
        <table:table-row>
          <table:table-cell table:style-name="aba805f">
            <text:p>66</text:p>
          </table:table-cell>
          <table:table-cell table:style-name="a9aa3b4">
            <text:p>PS</text:p>
          </table:table-cell>
          <table:table-cell table:style-name="abb558f">
            <text:p>Ulla Hedegård</text:p>
          </table:table-cell>
          <table:table-cell table:style-name="a720abd">
            <text:p>1509408230</text:p>
          </table:table-cell>
          <table:table-cell table:style-name="aad449d">
            <text:p>Harees, Farahna - lægekonsulent, speciallæge i psykiatri</text:p>
          </table:table-cell>
          <table:table-cell table:style-name="a5b195f">
            <text:p/>
          </table:table-cell>
          <table:table-cell table:style-name="afeaf8b">
            <text:p/>
          </table:table-cell>
          <table:table-cell table:style-name="a4e189d">
            <text:p/>
          </table:table-cell>
        </table:table-row>
        <table:table-row>
          <table:table-cell table:style-name="a29ff8f">
            <text:p>63</text:p>
          </table:table-cell>
          <table:table-cell table:style-name="af04790">
            <text:p>PS</text:p>
          </table:table-cell>
          <table:table-cell table:style-name="a973b1c">
            <text:p>Niels Eskildsen</text:p>
          </table:table-cell>
          <table:table-cell table:style-name="a409525">
            <text:p>0104565115</text:p>
          </table:table-cell>
          <table:table-cell table:style-name="adb154f">
            <text:p/>
          </table:table-cell>
          <table:table-cell table:style-name="a703e3e">
            <text:p/>
          </table:table-cell>
          <table:table-cell table:style-name="abad35b">
            <text:p/>
          </table:table-cell>
          <table:table-cell table:style-name="a6c04af">
            <text:p/>
          </table:table-cell>
        </table:table-row>
        <table:table-row>
          <table:table-cell table:style-name="aeeed1b">
            <text:p>2</text:p>
          </table:table-cell>
          <table:table-cell table:style-name="a0715a4">
            <text:p>PS</text:p>
          </table:table-cell>
          <table:table-cell table:style-name="ae919fd">
            <text:p>Ulla Eskildsen</text:p>
          </table:table-cell>
          <table:table-cell table:style-name="a60fc58">
            <text:p>0611889576</text:p>
          </table:table-cell>
          <table:table-cell table:style-name="aa5cbcb">
            <text:p/>
          </table:table-cell>
          <table:table-cell table:style-name="a5e6858">
            <text:p/>
          </table:table-cell>
          <table:table-cell table:style-name="a512d19">
            <text:p/>
          </table:table-cell>
          <table:table-cell table:style-name="a9f5c91">
            <text:p/>
          </table:table-cell>
        </table:table-row>
        <table:table-row>
          <table:table-cell table:style-name="accd15f">
            <text:p>14</text:p>
          </table:table-cell>
          <table:table-cell table:style-name="aa6ceee">
            <text:p>PS</text:p>
          </table:table-cell>
          <table:table-cell table:style-name="ab9a0f9">
            <text:p>Lykke Hermansen</text:p>
          </table:table-cell>
          <table:table-cell table:style-name="a2e1652">
            <text:p>1205836240</text:p>
          </table:table-cell>
          <table:table-cell table:style-name="ae16b9e">
            <text:p/>
          </table:table-cell>
          <table:table-cell table:style-name="a4bff24">
            <text:p/>
          </table:table-cell>
          <table:table-cell table:style-name="ac93004">
            <text:p/>
          </table:table-cell>
          <table:table-cell table:style-name="afa3cc6">
            <text:p/>
          </table:table-cell>
        </table:table-row>
        <table:table-row>
          <table:table-cell table:style-name="af0cfc1">
            <text:p>62</text:p>
          </table:table-cell>
          <table:table-cell table:style-name="a0e70a1">
            <text:p>PS</text:p>
          </table:table-cell>
          <table:table-cell table:style-name="a2ad2ac">
            <text:p>Mona Hedegård</text:p>
          </table:table-cell>
          <table:table-cell table:style-name="a44659e">
            <text:p>1509489078</text:p>
          </table:table-cell>
          <table:table-cell table:style-name="a674d30">
            <text:p/>
          </table:table-cell>
          <table:table-cell table:style-name="af7a949">
            <text:p/>
          </table:table-cell>
          <table:table-cell table:style-name="aec3177">
            <text:p/>
          </table:table-cell>
          <table:table-cell table:style-name="a8199e4">
            <text:p/>
          </table:table-cell>
        </table:table-row>
        <table:table-row>
          <table:table-cell table:style-name="aeb8b4c">
            <text:p>11</text:p>
          </table:table-cell>
          <table:table-cell table:style-name="a609321">
            <text:p>PS</text:p>
          </table:table-cell>
          <table:table-cell table:style-name="aa1a314">
            <text:p>Kirstine Madsen</text:p>
          </table:table-cell>
          <table:table-cell table:style-name="abb5965">
            <text:p>1603469290</text:p>
          </table:table-cell>
          <table:table-cell table:style-name="a120451">
            <text:p/>
          </table:table-cell>
          <table:table-cell table:style-name="a0b7db6">
            <text:p/>
          </table:table-cell>
          <table:table-cell table:style-name="a4f287b">
            <text:p/>
          </table:table-cell>
          <table:table-cell table:style-name="aa872aa">
            <text:p/>
          </table:table-cell>
        </table:table-row>
        <table:table-row>
          <table:table-cell table:style-name="a2d4f39">
            <text:p>12</text:p>
          </table:table-cell>
          <table:table-cell table:style-name="a25ad23">
            <text:p>PS</text:p>
          </table:table-cell>
          <table:table-cell table:style-name="ad21926">
            <text:p>Kirstine Eskildsen</text:p>
          </table:table-cell>
          <table:table-cell table:style-name="a6eb180">
            <text:p>1210492216</text:p>
          </table:table-cell>
          <table:table-cell table:style-name="ac00ac5">
            <text:p/>
          </table:table-cell>
          <table:table-cell table:style-name="ade98a4">
            <text:p/>
          </table:table-cell>
          <table:table-cell table:style-name="a8b7153">
            <text:p/>
          </table:table-cell>
          <table:table-cell table:style-name="a3ba60e">
            <text:p/>
          </table:table-cell>
        </table:table-row>
        <table:table-row>
          <table:table-cell table:style-name="a1d7b81">
            <text:p>7</text:p>
          </table:table-cell>
          <table:table-cell table:style-name="a253ab3">
            <text:p>PS</text:p>
          </table:table-cell>
          <table:table-cell table:style-name="a56f459">
            <text:p>Emma Nielsen</text:p>
          </table:table-cell>
          <table:table-cell table:style-name="aa90682">
            <text:p>1904874982</text:p>
          </table:table-cell>
          <table:table-cell table:style-name="a962edf">
            <text:p/>
          </table:table-cell>
          <table:table-cell table:style-name="a0614b6">
            <text:p/>
          </table:table-cell>
          <table:table-cell table:style-name="a6f950f">
            <text:p/>
          </table:table-cell>
          <table:table-cell table:style-name="a2f6d49">
            <text:p/>
          </table:table-cell>
        </table:table-row>
        <table:table-row>
          <table:table-cell table:style-name="a26356c">
            <text:p>71</text:p>
          </table:table-cell>
          <table:table-cell table:style-name="a16c847">
            <text:p>PS</text:p>
          </table:table-cell>
          <table:table-cell table:style-name="abdd63b">
            <text:p>Hans Hedegård</text:p>
          </table:table-cell>
          <table:table-cell table:style-name="ac075d1">
            <text:p>1703416261</text:p>
          </table:table-cell>
          <table:table-cell table:style-name="afac605">
            <text:p>Harees, Farahna - lægekonsulent, speciallæge i psykiatri</text:p>
          </table:table-cell>
          <table:table-cell table:style-name="a5667fd">
            <text:p/>
          </table:table-cell>
          <table:table-cell table:style-name="a31151c">
            <text:p/>
          </table:table-cell>
          <table:table-cell table:style-name="aff79ec">
            <text:p/>
          </table:table-cell>
        </table:table-row>
        <table:table-row>
          <table:table-cell table:style-name="a4d5c27">
            <text:p>65</text:p>
          </table:table-cell>
          <table:table-cell table:style-name="aebe1d1">
            <text:p>PS</text:p>
          </table:table-cell>
          <table:table-cell table:style-name="a30effb">
            <text:p>Jens Nielsen</text:p>
          </table:table-cell>
          <table:table-cell table:style-name="a7671af">
            <text:p>0103413077</text:p>
          </table:table-cell>
          <table:table-cell table:style-name="a02a348">
            <text:p/>
          </table:table-cell>
          <table:table-cell table:style-name="a36250d">
            <text:p/>
          </table:table-cell>
          <table:table-cell table:style-name="ae83ad1">
            <text:p/>
          </table:table-cell>
          <table:table-cell table:style-name="a92b7f0">
            <text:p/>
          </table:table-cell>
        </table:table-row>
        <table:table-row>
          <table:table-cell table:style-name="a33c14a">
            <text:p>22</text:p>
          </table:table-cell>
          <table:table-cell table:style-name="ab3e5cc">
            <text:p>PS</text:p>
          </table:table-cell>
          <table:table-cell table:style-name="a2733ff">
            <text:p>Kirstine Østergaard</text:p>
          </table:table-cell>
          <table:table-cell table:style-name="a2bb54c">
            <text:p>1301869352</text:p>
          </table:table-cell>
          <table:table-cell table:style-name="a48d1f0">
            <text:p>Harees, Farahna - lægekonsulent, speciallæge i psykiatri</text:p>
          </table:table-cell>
          <table:table-cell table:style-name="a63200d">
            <text:p/>
          </table:table-cell>
          <table:table-cell table:style-name="adeeb06">
            <text:p/>
          </table:table-cell>
          <table:table-cell table:style-name="ad3b3c1">
            <text:p/>
          </table:table-cell>
        </table:table-row>
        <table:table-row>
          <table:table-cell table:style-name="a93a570">
            <text:p>5</text:p>
          </table:table-cell>
          <table:table-cell table:style-name="a5abc4f">
            <text:p>PS</text:p>
          </table:table-cell>
          <table:table-cell table:style-name="ac40b6d">
            <text:p>Niels Hedegård</text:p>
          </table:table-cell>
          <table:table-cell table:style-name="a395cd7">
            <text:p>0209623115</text:p>
          </table:table-cell>
          <table:table-cell table:style-name="a6a140d">
            <text:p/>
          </table:table-cell>
          <table:table-cell table:style-name="a8af7c6">
            <text:p/>
          </table:table-cell>
          <table:table-cell table:style-name="a7b7d9a">
            <text:p/>
          </table:table-cell>
          <table:table-cell table:style-name="a6ea454">
            <text:p/>
          </table:table-cell>
        </table:table-row>
        <table:table-row>
          <table:table-cell table:style-name="a9778c4">
            <text:p>69</text:p>
          </table:table-cell>
          <table:table-cell table:style-name="ac37218">
            <text:p>PS</text:p>
          </table:table-cell>
          <table:table-cell table:style-name="acf8fc7">
            <text:p>Emma Fischer</text:p>
          </table:table-cell>
          <table:table-cell table:style-name="a00218c">
            <text:p>2106754562</text:p>
          </table:table-cell>
          <table:table-cell table:style-name="a9d2509">
            <text:p>Harees, Farahna - lægekonsulent, speciallæge i psykiatri</text:p>
          </table:table-cell>
          <table:table-cell table:style-name="a5802b2">
            <text:p/>
          </table:table-cell>
          <table:table-cell table:style-name="ad0990a">
            <text:p/>
          </table:table-cell>
          <table:table-cell table:style-name="a661933">
            <text:p/>
          </table:table-cell>
        </table:table-row>
        <table:table-row>
          <table:table-cell table:style-name="aa1df92">
            <text:p>4</text:p>
          </table:table-cell>
          <table:table-cell table:style-name="affb7a2">
            <text:p>PS</text:p>
          </table:table-cell>
          <table:table-cell table:style-name="a70486b">
            <text:p>Emma Hansen</text:p>
          </table:table-cell>
          <table:table-cell table:style-name="a7eb9c7">
            <text:p>0205788284</text:p>
          </table:table-cell>
          <table:table-cell table:style-name="a20c035">
            <text:p/>
          </table:table-cell>
          <table:table-cell table:style-name="ad3a00e">
            <text:p/>
          </table:table-cell>
          <table:table-cell table:style-name="a1b1202">
            <text:p/>
          </table:table-cell>
          <table:table-cell table:style-name="a6f4c8d">
            <text:p/>
          </table:table-cell>
        </table:table-row>
        <table:table-row>
          <table:table-cell table:style-name="a5ffad4">
            <text:p>13</text:p>
          </table:table-cell>
          <table:table-cell table:style-name="aa54431">
            <text:p>PS</text:p>
          </table:table-cell>
          <table:table-cell table:style-name="a0f6c31">
            <text:p>Kirstine Eskildsen</text:p>
          </table:table-cell>
          <table:table-cell table:style-name="a805d12">
            <text:p>1502601074</text:p>
          </table:table-cell>
          <table:table-cell table:style-name="a786b59">
            <text:p/>
          </table:table-cell>
          <table:table-cell table:style-name="a3eecec">
            <text:p/>
          </table:table-cell>
          <table:table-cell table:style-name="ab6cee5">
            <text:p/>
          </table:table-cell>
          <table:table-cell table:style-name="a471949">
            <text:p/>
          </table:table-cell>
        </table:table-row>
        <table:table-row>
          <table:table-cell table:style-name="a3ef4c5">
            <text:p>72</text:p>
          </table:table-cell>
          <table:table-cell table:style-name="a821ce4">
            <text:p>PS</text:p>
          </table:table-cell>
          <table:table-cell table:style-name="a10a6f1">
            <text:p>Mona Østergaard</text:p>
          </table:table-cell>
          <table:table-cell table:style-name="ab46c33">
            <text:p>1806604844</text:p>
          </table:table-cell>
          <table:table-cell table:style-name="ab10548">
            <text:p>Harees, Farahna - lægekonsulent, speciallæge i psykiatri</text:p>
          </table:table-cell>
          <table:table-cell table:style-name="ac2dd3a">
            <text:p/>
          </table:table-cell>
          <table:table-cell table:style-name="a53af67">
            <text:p/>
          </table:table-cell>
          <table:table-cell table:style-name="a709515">
            <text:p/>
          </table:table-cell>
        </table:table-row>
        <table:table-row>
          <table:table-cell table:style-name="a9dd171">
            <text:p>3</text:p>
          </table:table-cell>
          <table:table-cell table:style-name="a30bfc5">
            <text:p>PS</text:p>
          </table:table-cell>
          <table:table-cell table:style-name="a46631a">
            <text:p>Kurt Eskildsen</text:p>
          </table:table-cell>
          <table:table-cell table:style-name="a403d42">
            <text:p>1308416807</text:p>
          </table:table-cell>
          <table:table-cell table:style-name="a26186b">
            <text:p/>
          </table:table-cell>
          <table:table-cell table:style-name="a98b8e0">
            <text:p/>
          </table:table-cell>
          <table:table-cell table:style-name="a737816">
            <text:p/>
          </table:table-cell>
          <table:table-cell table:style-name="a0e4e73">
            <text:p/>
          </table:table-cell>
        </table:table-row>
        <table:table-row>
          <table:table-cell table:style-name="a548345">
            <text:p>9</text:p>
          </table:table-cell>
          <table:table-cell table:style-name="a4d32d4">
            <text:p>PS</text:p>
          </table:table-cell>
          <table:table-cell table:style-name="a4b973f">
            <text:p>Dan Madsen</text:p>
          </table:table-cell>
          <table:table-cell table:style-name="a9c0bb1">
            <text:p>1811627837</text:p>
          </table:table-cell>
          <table:table-cell table:style-name="a80f155">
            <text:p/>
          </table:table-cell>
          <table:table-cell table:style-name="a8bfcc1">
            <text:p/>
          </table:table-cell>
          <table:table-cell table:style-name="a79c1ed">
            <text:p/>
          </table:table-cell>
          <table:table-cell table:style-name="ac72ecc">
            <text:p/>
          </table:table-cell>
        </table:table-row>
        <table:table-row>
          <table:table-cell table:style-name="a69439d">
            <text:p>17</text:p>
          </table:table-cell>
          <table:table-cell table:style-name="a4bf721">
            <text:p>PS</text:p>
          </table:table-cell>
          <table:table-cell table:style-name="a2c17a6">
            <text:p>Hans Eskildsen</text:p>
          </table:table-cell>
          <table:table-cell table:style-name="acc0c64">
            <text:p>1908559215</text:p>
          </table:table-cell>
          <table:table-cell table:style-name="aea794e">
            <text:p/>
          </table:table-cell>
          <table:table-cell table:style-name="af69fd7">
            <text:p/>
          </table:table-cell>
          <table:table-cell table:style-name="ad6ede2">
            <text:p/>
          </table:table-cell>
          <table:table-cell table:style-name="ae80080">
            <text:p/>
          </table:table-cell>
        </table:table-row>
        <table:table-row>
          <table:table-cell table:style-name="a0d2f55">
            <text:p>68</text:p>
          </table:table-cell>
          <table:table-cell table:style-name="a33dfd3">
            <text:p>PS</text:p>
          </table:table-cell>
          <table:table-cell table:style-name="a046bdc">
            <text:p>Dennis Frost</text:p>
          </table:table-cell>
          <table:table-cell table:style-name="a46a5bc">
            <text:p>1809846681</text:p>
          </table:table-cell>
          <table:table-cell table:style-name="aa8d4ed">
            <text:p>Harees, Farahna - lægekonsulent, speciallæge i psykiatri</text:p>
          </table:table-cell>
          <table:table-cell table:style-name="a98bc3d">
            <text:p/>
          </table:table-cell>
          <table:table-cell table:style-name="a171c79">
            <text:p/>
          </table:table-cell>
          <table:table-cell table:style-name="a3298f7">
            <text:p/>
          </table:table-cell>
        </table:table-row>
        <table:table-row>
          <table:table-cell table:style-name="a392759">
            <text:p>18</text:p>
          </table:table-cell>
          <table:table-cell table:style-name="abbcd3b">
            <text:p>PS</text:p>
          </table:table-cell>
          <table:table-cell table:style-name="a82283d">
            <text:p>Mona Vestergaard</text:p>
          </table:table-cell>
          <table:table-cell table:style-name="a18cba7">
            <text:p>0507820250</text:p>
          </table:table-cell>
          <table:table-cell table:style-name="aa1c699">
            <text:p/>
          </table:table-cell>
          <table:table-cell table:style-name="aec9c3f">
            <text:p/>
          </table:table-cell>
          <table:table-cell table:style-name="ade2950">
            <text:p/>
          </table:table-cell>
          <table:table-cell table:style-name="a0ba6aa">
            <text:p/>
          </table:table-cell>
        </table:table-row>
        <table:table-row>
          <table:table-cell table:style-name="a83f537">
            <text:p>67</text:p>
          </table:table-cell>
          <table:table-cell table:style-name="a8d4be7">
            <text:p>PS</text:p>
          </table:table-cell>
          <table:table-cell table:style-name="a6dcb90">
            <text:p>Hans Hansen</text:p>
          </table:table-cell>
          <table:table-cell table:style-name="a197fb2">
            <text:p>1003852903</text:p>
          </table:table-cell>
          <table:table-cell table:style-name="a7ad526">
            <text:p>Harees, Farahna - lægekonsulent, speciallæge i psykiatri</text:p>
          </table:table-cell>
          <table:table-cell table:style-name="ad82b6d">
            <text:p/>
          </table:table-cell>
          <table:table-cell table:style-name="a19aab6">
            <text:p/>
          </table:table-cell>
          <table:table-cell table:style-name="af8233b">
            <text:p/>
          </table:table-cell>
        </table:table-row>
        <table:table-row>
          <table:table-cell table:style-name="a0ab3ad">
            <text:p>28</text:p>
          </table:table-cell>
          <table:table-cell table:style-name="aad17ac">
            <text:p>PS</text:p>
          </table:table-cell>
          <table:table-cell table:style-name="aa7208b">
            <text:p>Mona Eskildsen</text:p>
          </table:table-cell>
          <table:table-cell table:style-name="a3d7518">
            <text:p>1904407266</text:p>
          </table:table-cell>
          <table:table-cell table:style-name="a503660">
            <text:p>Harees, Farahna - lægekonsulent, speciallæge i psykiatri</text:p>
          </table:table-cell>
          <table:table-cell table:style-name="adccba9">
            <text:p/>
          </table:table-cell>
          <table:table-cell table:style-name="af1f52e">
            <text:p/>
          </table:table-cell>
          <table:table-cell table:style-name="a9b6985">
            <text:p/>
          </table:table-cell>
        </table:table-row>
        <table:table-row>
          <table:table-cell table:style-name="a847b36">
            <text:p>10</text:p>
          </table:table-cell>
          <table:table-cell table:style-name="a4a82bb">
            <text:p>PS</text:p>
          </table:table-cell>
          <table:table-cell table:style-name="a3d236a">
            <text:p>Kirstine Hansen</text:p>
          </table:table-cell>
          <table:table-cell table:style-name="a5bd8d5">
            <text:p>2303758624</text:p>
          </table:table-cell>
          <table:table-cell table:style-name="a3b7d9b">
            <text:p/>
          </table:table-cell>
          <table:table-cell table:style-name="a268e36">
            <text:p/>
          </table:table-cell>
          <table:table-cell table:style-name="a432311">
            <text:p/>
          </table:table-cell>
          <table:table-cell table:style-name="aa6efa6">
            <text:p/>
          </table:table-cell>
        </table:table-row>
        <table:table-row>
          <table:table-cell table:style-name="ada52a1">
            <text:p>15</text:p>
          </table:table-cell>
          <table:table-cell table:style-name="a76c0ae">
            <text:p>PS</text:p>
          </table:table-cell>
          <table:table-cell table:style-name="a8a6b7d">
            <text:p>Mathilde Eskildsen</text:p>
          </table:table-cell>
          <table:table-cell table:style-name="af53dae">
            <text:p>1210499290</text:p>
          </table:table-cell>
          <table:table-cell table:style-name="a230e41">
            <text:p/>
          </table:table-cell>
          <table:table-cell table:style-name="a1bd0ca">
            <text:p/>
          </table:table-cell>
          <table:table-cell table:style-name="aa7200c">
            <text:p/>
          </table:table-cell>
          <table:table-cell table:style-name="a6ca512">
            <text:p/>
          </table:table-cell>
        </table:table-row>
        <table:table-row>
          <table:table-cell table:style-name="adc639d">
            <text:p>84</text:p>
          </table:table-cell>
          <table:table-cell table:style-name="a85159c">
            <text:p>PS</text:p>
          </table:table-cell>
          <table:table-cell table:style-name="a7f18b9">
            <text:p>3fdsfdsaf asfsadfsadf</text:p>
          </table:table-cell>
          <table:table-cell table:style-name="acdac4c">
            <text:p>1231231231</text:p>
          </table:table-cell>
          <table:table-cell table:style-name="a8b5267">
            <text:p/>
          </table:table-cell>
          <table:table-cell table:style-name="a4e3e9d">
            <text:p/>
          </table:table-cell>
          <table:table-cell table:style-name="a59b8be">
            <text:p/>
          </table:table-cell>
          <table:table-cell table:style-name="a04f4a6">
            <text:p/>
          </table:table-cell>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2-02-10T13:55:01</dc:date>
    <meta:editing-cycles>1</meta:editing-cycles>
    <meta:editing-duration>PT3.172S</meta:editing-duration>
    <meta:initial-creator>fhp</meta:initial-creator>
    <meta:creation-date>2022-02-10T13:54:58</meta:creation-date>
    <dc:language>en</dc:language>
  </office:meta>
</office:document-meta>
</file>